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Heading" style:list-style-name="L2"/>
    <style:style style:name="P4" style:family="paragraph" style:parent-style-name="Heading" style:list-style-name="L2">
      <style:text-properties officeooo:paragraph-rsid="0050a607"/>
    </style:style>
    <style:style style:name="P5" style:family="paragraph" style:parent-style-name="Heading" style:list-style-name="L4"/>
    <style:style style:name="P6" style:family="paragraph" style:parent-style-name="Heading" style:list-style-name="L4">
      <style:text-properties officeooo:paragraph-rsid="005276b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2">
      <style:text-properties officeooo:rsid="0050a607" officeooo:paragraph-rsid="0050a607"/>
    </style:style>
    <style:style style:name="P10" style:family="paragraph" style:parent-style-name="Text_20_body" style:list-style-name="L2">
      <style:text-properties officeooo:rsid="00517348" officeooo:paragraph-rsid="00517348"/>
    </style:style>
    <style:style style:name="P11" style:family="paragraph" style:parent-style-name="Text_20_body" style:list-style-name="L4"/>
    <style:style style:name="P12" style:family="paragraph" style:parent-style-name="Text_20_body" style:list-style-name="L4">
      <style:text-properties officeooo:paragraph-rsid="005276bc"/>
    </style:style>
    <style:style style:name="P13" style:family="paragraph" style:parent-style-name="Text_20_body" style:list-style-name="L2">
      <style:text-properties officeooo:rsid="005292cc" officeooo:paragraph-rsid="005292cc"/>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officeooo:paragraph-rsid="0050a607"/>
    </style:style>
    <style:style style:name="P16" style:family="paragraph" style:parent-style-name="Text_20_body">
      <style:paragraph-properties fo:margin-left="0.4925in" fo:margin-right="0in" fo:text-indent="0in" style:auto-text-indent="false"/>
      <style:text-properties officeooo:rsid="0050a607" officeooo:paragraph-rsid="00517348"/>
    </style:style>
    <style:style style:name="P17" style:family="paragraph" style:parent-style-name="Text_20_body">
      <style:paragraph-properties fo:margin-left="0.4925in" fo:margin-right="0in" fo:text-indent="0in" style:auto-text-indent="false"/>
      <style:text-properties officeooo:paragraph-rsid="00517348"/>
    </style:style>
    <style:style style:name="P18" style:family="paragraph" style:parent-style-name="Heading_20_2">
      <style:text-properties officeooo:paragraph-rsid="0050a607"/>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officeooo:rsid="003b554f"/>
    </style:style>
    <style:style style:name="T4" style:family="text">
      <style:text-properties officeooo:rsid="0050a607"/>
    </style:style>
    <style:style style:name="T5" style:family="text">
      <style:text-properties officeooo:rsid="00517348"/>
    </style:style>
    <style:style style:name="T6" style:family="text">
      <style:text-properties officeooo:rsid="005276bc"/>
    </style:style>
    <style:style style:name="T7" style:family="text">
      <style:text-properties officeooo:rsid="005292cc"/>
    </style:style>
    <style:style style:name="T8" style:family="text">
      <style:text-properties officeooo:rsid="00537f37"/>
    </style:style>
    <style:style style:name="T9" style:family="text">
      <style:text-properties officeooo:rsid="0054e606"/>
    </style:style>
    <style:style style:name="T10" style:family="text">
      <style:text-properties fo:font-weight="normal" officeooo:rsid="0054e606" style:font-weight-asian="normal" style:font-weight-complex="normal"/>
    </style:style>
    <style:style style:name="T11" style:family="text">
      <style:text-properties fo:font-weight="normal" officeooo:rsid="00564822" style:font-weight-asian="normal" style:font-weight-complex="normal"/>
    </style:style>
    <style:style style:name="T12" style:family="text">
      <style:text-properties officeooo:rsid="005648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VERSION 2 </text:span><text:span text:style-name="T11">[~76 hours total]</text:span></text:h>
      <text:h text:style-name="P18" text:outline-level="2"><text:span text:style-name="T6">1.0 </text:span>APP <text:span text:style-name="T10">[~56 hours]</text:span></text:h>
      <text:list xml:id="list6226342125005863343" text:style-name="L2">
        <text:list-header>
          <text:p text:style-name="P4"><text:span text:style-name="T4">1.1 Show Data Previously Entered for a Project [~20 hours]</text:span></text:p>
        </text:list-header>
      </text:list>
      <text:p text:style-name="P15"><text:span text:style-name="T4">Provide a way under the </text:span>"current project" section <text:span text:style-name="T3">to show all data entered for a specific project. Also allow a way to edit existing entries if there was a mistake.</text:span></text:p>
      <text:p text:style-name="P16">Implementation: Will have an icon on each entry that can be pressed. Like an “i” symbol. When pressed will take the user to a new screen which shows the list of entries. I <text:span text:style-name="T5">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17"><text:span text:style-name="T5">The abbreviated row information will have the “Truck #” and as much as the other information I can fit.</text:span></text:p>
      <text:list xml:id="list170024950004926" text:continue-numbering="true" text:style-name="L2">
        <text:list-header>
          <text:p text:style-name="P3"><text:span text:style-name="T6">1.2 </text:span>If ZIP code is entered, auto populate city and state. <text:span text:style-name="T7">[~12 hours]</text:span></text:p>
          <text:p text:style-name="P9">Use the <text:a xlink:type="simple" xlink:href="http://code.google.com/apis/maps/documentation/geocoding/">GeoCoding API</text:a> to find the city and state. See this <text:a xlink:type="simple" xlink:href="http://maps.googleapis.com/maps/api/geocode/json?address=77379&amp;sensor=true">example</text:a>.</text:p>
          <text:p text:style-name="P3"><text:span text:style-name="T6">1.3 I</text:span>ntegrate ACRA into APP (crash detection) <text:span text:style-name="T7">[~2 hours]</text:span></text:p>
          <text:p text:style-name="P10">See ACRASupport library from studioSC.</text:p>
          <text:p text:style-name="P3"><text:span text:style-name="T6">1.4 </text:span>Add notes <text:span text:style-name="T5">to pictures [~16 hours]</text:span></text:p>
          <text:p text:style-name="P7">Add notes section to each picture so technician can communicate what the picture is if needed.</text:p>
          <text:p text:style-name="P10">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13">The notes will simply be displayed beneath each picture on the confirmation screen and on the server.</text:p>
          <text:p text:style-name="P3"><text:span text:style-name="T6">1.</text:span>5 Error checking on various numbers <text:span text:style-name="T8">[~6 hours]</text:span></text:p>
        </text:list-header>
      </text:list>
      <text:p text:style-name="P14">If wrong # of digits is entered prompt the technician to confirm correct #. <text:s/>Please use this list to clean up what the list look like now as our clients have requested additional #'s. Correct # of digits are: </text:p>
      <text:list xml:id="list9177198331755931797" text:style-name="L3">
        <text:list-item>
          <text:p text:style-name="P8">Digital Fleet - serial # = 8 digits <text:s/>IMEI # = remove serial # as they do not need that <text:soft-page-break/>anymore</text:p>
        </text:list-item>
        <text:list-item>
          <text:p text:style-name="P8">Smart Witness - serial # = 12 <text:s/>IMEI # = this should be MEID # = 15 <text:s text:c="2"/>SIM # = 20 and DRID # = 12</text:p>
        </text:list-item>
        <text:list-item>
          <text:p text:style-name="P8">Fed Ex - Mobileye # = 10, all others same as smart witness</text:p>
        </text:list-item>
        <text:list-item>
          <text:p text:style-name="P8">Five Cubits - meid # = 14, OBC serial # = 9, mobile # = 10, IMEI # = 15</text:p>
        </text:list-item>
      </text:list>
      <text:p text:style-name="P14">Implementation Notes: will need custom input handler to cover all these special cases.</text:p>
      <text:h text:style-name="Heading_20_2" text:outline-level="2"><text:span text:style-name="T6">2.0 </text:span>SERVER <text:span text:style-name="T11">[~20 hours]</text:span></text:h>
      <text:list xml:id="list6435829061154208314" text:style-name="L4">
        <text:list-header>
          <text:p text:style-name="P5"><text:span text:style-name="T6">2.1 </text:span>Provide a way to deactivate a project once it is done. <text:span text:style-name="T8">[~12 hours]</text:span></text:p>
          <text:p text:style-name="P12"><text:span text:style-name="T6">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span></text:p>
          <text:p text:style-name="P6"><text:span text:style-name="T6">2.2 Separate out city &amp; company from entries list. [~4 hours]</text:span></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concenates all the columns into the one line. Instead I will have to break that up into several calls: getCompany(), getCity(), and getAddress(), where the after the address ID is looked up, will return the appropriate bit.</text:span></text:p>
      <text:list xml:id="list170024850687400" text:continue-numbering="true" text:style-name="L4">
        <text:list-header>
          <text:p text:style-name="P6"><text:span text:style-name="T6">2.3 Better navigation ability on the server [~4 hours]</text:span></text:p>
          <text:p text:style-name="P11">The title always goes to the front page. Perhaps some deep entries should go up just one level.</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13T17:00:23.668137946</dc:date>
    <meta:editing-duration>P1DT9H51M55S</meta:editing-duration>
    <meta:editing-cycles>38</meta:editing-cycles>
    <meta:document-statistic meta:table-count="0" meta:image-count="0" meta:object-count="0" meta:page-count="2" meta:paragraph-count="29" meta:word-count="644" meta:character-count="3422" meta:non-whitespace-character-count="2805"/>
  </office:meta>
</office:document-meta>
</file>